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bold"/>
    </style:style>
    <style:style style:name="P2" style:family="paragraph" style:parent-style-name="Heading_20_2">
      <style:text-properties fo:font-weight="bold"/>
    </style:style>
    <style:style style:name="P3" style:family="paragraph" style:parent-style-name="Heading_20_3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officeooo:rsid="0018c306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untes de <text:span text:style-name="T1">Binario</text:span> - Sistemas Informáticos</text:h>
      <text:h text:style-name="P2" text:outline-level="2">1. Conceptos Fundamentales del Sistema Binario</text:h>
      <text:h text:style-name="P3" text:outline-level="3">¿Qué es el sistema binario?</text:h>
      <text:p text:style-name="Text_20_body">Es un sistema de numeración que utilizan los ordenadores. A diferencia del sistema decimal que usamos nosotros (con 10 dígitos, 0-9), el binario solo usa dos.</text:p>
      <text:list text:style-name="L1">
        <text:list-item>
          <text:p text:style-name="P4"><text:span text:style-name="T2">Bit</text:span>: Es la unidad de información más pequeña. Un bit solo puede tener dos valores: <text:span text:style-name="T2">0</text:span> (apagado, falso) o <text:span text:style-name="T2">1</text:span> (encendido, verdadero).</text:p>
        </text:list-item>
        <text:list-item>
          <text:p text:style-name="P4"><text:span text:style-name="T2">Byte</text:span>: Es un conjunto de <text:span text:style-name="T2">8 bits</text:span>. Es la unidad de medida estándar para el almacenamiento de datos. Por ejemplo, la letra 'A' se representa como el byte <text:span text:style-name="Source_20_Text">01000001</text:span>.</text:p>
        </text:list-item>
      </text:list>
      <text:p text:style-name="Horizontal_20_Line"/>
      <text:h text:style-name="P2" text:outline-level="2">2. Conversiones: El Puente entre Decimal y Binario</text:h>
      <text:h text:style-name="P3" text:outline-level="3">Pasar de Decimal a Binario (Enteros)</text:h>
      <text:p text:style-name="Text_20_body">Usamos una tabla de potencias de 2 en orden descendente (<text:span text:style-name="Source_20_Text">64, 32, 16, 8, 4, 2, 1</text:span>). Para convertir un número, buscas el valor más grande en la tabla que sea menor o igual, pones un '1', lo restas, y repites el proceso con el resto.</text:p>
      <text:p text:style-name="Text_20_body"><text:span text:style-name="T2">Ejemplo: Convertir el número </text:span><text:span text:style-name="Source_20_Text"><text:span text:style-name="T2">45</text:span></text:span><text:span text:style-name="T2"> a binario.</text:span></text:p>
      <text:list text:style-name="L2">
        <text:list-item>
          <text:p text:style-name="P5">¿Es <text:span text:style-name="Source_20_Text">45 &gt;= 32</text:span>? Sí. Ponemos un <text:span text:style-name="T2">1</text:span>. Resto: <text:span text:style-name="Source_20_Text">45 - 32 = 13</text:span>.</text:p>
        </text:list-item>
        <text:list-item>
          <text:p text:style-name="P5">¿Es <text:span text:style-name="Source_20_Text">13 &gt;= 16</text:span>? No. Ponemos un <text:span text:style-name="T2">0</text:span>.</text:p>
        </text:list-item>
        <text:list-item>
          <text:p text:style-name="P5">¿Es <text:span text:style-name="Source_20_Text">13 &gt;= 8</text:span>? Sí. Ponemos un <text:span text:style-name="T2">1</text:span>. Resto: <text:span text:style-name="Source_20_Text">13 - 8 = 5</text:span>.</text:p>
        </text:list-item>
        <text:list-item>
          <text:p text:style-name="P5">¿Es <text:span text:style-name="Source_20_Text">5 &gt;= 4</text:span>? Sí. Ponemos un <text:span text:style-name="T2">1</text:span>. Resto: <text:span text:style-name="Source_20_Text">5 - 4 = 1</text:span>.</text:p>
        </text:list-item>
        <text:list-item>
          <text:p text:style-name="P5">¿Es <text:span text:style-name="Source_20_Text">1 &gt;= 2</text:span>? No. Ponemos un <text:span text:style-name="T2">0</text:span>.</text:p>
        </text:list-item>
        <text:list-item>
          <text:p text:style-name="P5">¿Es <text:span text:style-name="Source_20_Text">1 &gt;= 1</text:span>? Sí. Ponemos un <text:span text:style-name="T2">1</text:span>. Resto: <text:span text:style-name="Source_20_Text">1 - 1 = 0</text:span>.</text:p>
        </text:list-item>
      </text:list>
      <text:p text:style-name="Text_20_body">El número <text:span text:style-name="Source_20_Text">45</text:span> en decimal es <text:span text:style-name="Source_20_Text"><text:span text:style-name="T2">101101</text:span></text:span> en binario.</text:p>
      <text:h text:style-name="P3" text:outline-level="3">Pasar de Binario a Decimal (Enteros)</text:h>
      <text:p text:style-name="Text_20_body">Suma los valores de la tabla de potencias de 2 donde haya un '1'.</text:p>
      <text:p text:style-name="Text_20_body"><text:span text:style-name="T2">Ejemplo: Convertir </text:span><text:span text:style-name="Source_20_Text"><text:span text:style-name="T2">11010</text:span></text:span><text:span text:style-name="T2"> a decimal.</text:span></text:p>
      <text:p text:style-name="P6"><text:span text:style-name="Source_20_Text">Binario: <text:s/>1 <text:s text:c="2"/>1 <text:s text:c="2"/>0 <text:s text:c="2"/>1 <text:s text:c="2"/>0</text:span></text:p>
      <text:p text:style-name="P7"><text:span text:style-name="Source_20_Text">Tabla: <text:s text:c="2"/>16 <text:s text:c="2"/>8 <text:s text:c="2"/>4 <text:s text:c="2"/>2 <text:s text:c="2"/>1</text:span></text:p>
      <text:p text:style-name="Text_20_body"><text:span text:style-name="T2">Cálculo</text:span>: <text:span text:style-name="Source_20_Text">16 + 8 + 2 = 26</text:span>.</text:p>
      <text:p text:style-name="Horizontal_20_Line"/>
      <text:h text:style-name="P2" text:outline-level="2"><text:soft-page-break/>3. Formato Float de 32 bits (IEEE 754)</text:h>
      <text:p text:style-name="Text_20_body">Para representar números con decimales, se usa un formato de 32 bits dividido en:</text:p>
      <text:list text:style-name="L3">
        <text:list-item>
          <text:p text:style-name="P8"><text:span text:style-name="T2">Signo</text:span> (1 bit): <text:span text:style-name="Source_20_Text">0</text:span> para positivo, <text:span text:style-name="Source_20_Text">1</text:span> para negativo.</text:p>
        </text:list-item>
        <text:list-item>
          <text:p text:style-name="P8"><text:span text:style-name="T2">Exponente</text:span> (8 bits): Indica la escala del número.</text:p>
        </text:list-item>
        <text:list-item>
          <text:p text:style-name="P8"><text:span text:style-name="T2">Mantisa</text:span> (23 bits): Los dígitos significativos del número.</text:p>
        </text:list-item>
      </text:list>
      <text:h text:style-name="P3" text:outline-level="3">Pasos para convertir un número decimal a Float de 32 bits</text:h>
      <text:p text:style-name="Text_20_body"><text:span text:style-name="T2">Ejemplo: Convertir </text:span><text:span text:style-name="Source_20_Text"><text:span text:style-name="T2">-13.5</text:span></text:span></text:p>
      <text:list text:style-name="L4">
        <text:list-item>
          <text:p text:style-name="P9"><text:span text:style-name="T2">Signo</text:span>: Es negativo, así que el bit de signo es <text:span text:style-name="Source_20_Text"><text:span text:style-name="T2">1</text:span></text:span>.</text:p>
        </text:list-item>
        <text:list-item>
          <text:p text:style-name="P9"><text:span text:style-name="T2">Pasar a binario</text:span>: <text:span text:style-name="Source_20_Text">13</text:span> es <text:span text:style-name="Source_20_Text">1101</text:span>. <text:span text:style-name="Source_20_Text">0.5</text:span> es <text:span text:style-name="Source_20_Text">.1</text:span>. Juntos son <text:span text:style-name="Source_20_Text"><text:span text:style-name="T2">1101.1</text:span></text:span>.</text:p>
        </text:list-item>
        <text:list-item>
          <text:p text:style-name="P9"><text:span text:style-name="T2">Normalizar</text:span>: Movemos la coma hasta que solo quede un <text:span text:style-name="Source_20_Text">1</text:span> a la izquierda: <text:span text:style-name="Source_20_Text"><text:span text:style-name="T2">1.1011 x 2³</text:span></text:span>. Hemos hecho <text:span text:style-name="T2">3 saltos</text:span>.</text:p>
        </text:list-item>
        <text:list-item>
          <text:p text:style-name="P9"><text:span text:style-name="T2">Calcular Exponente</text:span>: Se suma el número de saltos a <text:span text:style-name="Source_20_Text">127</text:span>.</text:p>
          <text:list>
            <text:list-item>
              <text:p text:style-name="P9"><text:span text:style-name="Source_20_Text">127 + 3 = 130</text:span>.</text:p>
            </text:list-item>
            <text:list-item>
              <text:p text:style-name="P9"><text:span text:style-name="Source_20_Text">130</text:span> en binario de 8 bits es <text:span text:style-name="Source_20_Text"><text:span text:style-name="T2">10000010</text:span></text:span>.</text:p>
            </text:list-item>
          </text:list>
        </text:list-item>
        <text:list-item>
          <text:p text:style-name="P9"><text:span text:style-name="T2">Obtener la Mantisa</text:span>: Es la parte decimal del número normalizado (<text:span text:style-name="Source_20_Text">1011</text:span>), rellenada con ceros hasta tener 23 bits.</text:p>
          <text:list>
            <text:list-item>
              <text:p text:style-name="P9">La mantisa es <text:span text:style-name="Source_20_Text"><text:span text:style-name="T2">10110000000000000000000</text:span></text:span>.</text:p>
            </text:list-item>
          </text:list>
        </text:list-item>
        <text:list-item>
          <text:p text:style-name="P9"><text:span text:style-name="T2">Unir todo</text:span>: Signo | Exponente | Mantisa <text:span text:style-name="Source_20_Text"><text:span text:style-name="T2">1 10000010 10110000000000000000000</text:span></text:span></text:p>
        </text:list-item>
      </text:list>
      <text:p text:style-name="Horizontal_20_Line"/>
      <text:h text:style-name="P2" text:outline-level="2">4. Operaciones Básicas en Binario</text:h>
      <text:h text:style-name="P3" text:outline-level="3">Suma</text:h>
      <text:p text:style-name="Text_20_body"><text:span text:style-name="Source_20_Text">1 + 1 = 0</text:span> y te llevas <text:span text:style-name="Source_20_Text">1</text:span> (acarreo).</text:p>
      <text:p text:style-name="Text_20_body"><text:span text:style-name="T2">Ejemplo: </text:span><text:span text:style-name="Source_20_Text"><text:span text:style-name="T2">1011</text:span></text:span><text:span text:style-name="T2"> (11) + </text:span><text:span text:style-name="Source_20_Text"><text:span text:style-name="T2">101</text:span></text:span><text:span text:style-name="T2"> (5)</text:span></text:p>
      <text:p text:style-name="P6"><text:span text:style-name="Source_20_Text"><text:s text:c="8"/>1 0 1 1 <text:s text:c="2"/>(11)</text:span></text:p>
      <text:p text:style-name="Preformatted_20_Text"><text:span text:style-name="Source_20_Text"><text:s text:c="6"/>+ <text:s text:c="2"/>1 0 1 <text:s text:c="2"/>(5)</text:span></text:p>
      <text:p text:style-name="Preformatted_20_Text"><text:span text:style-name="Source_20_Text"><text:s text:c="4"/>---------------</text:span></text:p>
      <text:p text:style-name="Preformatted_20_Text"><text:span text:style-name="Source_20_Text">Acarreo <text:s text:c="2"/>1 1 1</text:span></text:p>
      <text:p text:style-name="Preformatted_20_Text"><text:span text:style-name="Source_20_Text"><text:s text:c="4"/>---------------</text:span></text:p>
      <text:p text:style-name="P7"><text:span text:style-name="Source_20_Text"><text:s text:c="6"/>1 0 0 0 0 <text:s text:c="2"/>(16)</text:span></text:p>
      <text:h text:style-name="P3" text:outline-level="3"><text:soft-page-break/></text:h>
      <text:h text:style-name="P3" text:outline-level="3"/>
      <text:h text:style-name="P3" text:outline-level="3">Resta</text:h>
      <text:p text:style-name="Text_20_body"><text:span text:style-name="Source_20_Text">0 - 1 = 1</text:span> y pides prestado <text:span text:style-name="Source_20_Text">1</text:span> de la izquierda.</text:p>
      <text:p text:style-name="Text_20_body"><text:span text:style-name="T2">Ejemplo: </text:span><text:span text:style-name="Source_20_Text"><text:span text:style-name="T2">110</text:span></text:span><text:span text:style-name="T2"> (6) - </text:span><text:span text:style-name="Source_20_Text"><text:span text:style-name="T2">11</text:span></text:span><text:span text:style-name="T2"> (3)</text:span></text:p>
      <text:p text:style-name="P6"><text:span text:style-name="Source_20_Text"><text:s text:c="8"/>1 1 0 <text:s text:c="2"/>(6)</text:span></text:p>
      <text:p text:style-name="Preformatted_20_Text"><text:span text:style-name="Source_20_Text"><text:s text:c="6"/>- <text:s text:c="2"/>1 1 <text:s text:c="2"/>(3)</text:span></text:p>
      <text:p text:style-name="Preformatted_20_Text"><text:span text:style-name="Source_20_Text"><text:s text:c="4"/>---------------</text:span></text:p>
      <text:p text:style-name="Preformatted_20_Text"><text:span text:style-name="Source_20_Text">Préstamo <text:s/>¹ <text:s/>¹</text:span></text:p>
      <text:p text:style-name="Preformatted_20_Text"><text:span text:style-name="Source_20_Text"><text:s text:c="4"/>---------------</text:span></text:p>
      <text:p text:style-name="P7"><text:span text:style-name="Source_20_Text"><text:s text:c="8"/>0 1 1 <text:s text:c="2"/>(3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8:10:08.374666900</meta:creation-date>
    <dc:date>2025-09-28T18:11:40.545457600</dc:date>
    <meta:editing-duration>PT1M32S</meta:editing-duration>
    <meta:editing-cycles>1</meta:editing-cycles>
    <meta:document-statistic meta:table-count="0" meta:image-count="0" meta:object-count="0" meta:page-count="3" meta:paragraph-count="58" meta:word-count="548" meta:character-count="2757" meta:non-whitespace-character-count="2192"/>
    <meta:generator>LibreOffice/25.8.1.1$Windows_X86_64 LibreOffice_project/54047653041915e595ad4e45cccea684809c77b5</meta:generator>
  </office:meta>
</office:document-meta>
</file>